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9db8b" officeooo:paragraph-rsid="0009db8b"/>
    </style:style>
    <style:style style:name="P2" style:family="paragraph" style:parent-style-name="Table_20_Contents">
      <style:text-properties fo:font-style="italic" officeooo:rsid="0009db8b" officeooo:paragraph-rsid="0009db8b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Processing</text:p>
          </table:table-cell>
          <table:table-cell table:style-name="Table1.C1" office:value-type="string">
            <text:p text:style-name="P2">Output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table:number-rows-spanned="2" office:value-type="string">
            <text:p text:style-name="Table_20_Contents"><text:s text:c="4"/>if (a &gt; b)</text:p>
            <text:p text:style-name="Table_20_Contents"><text:s text:c="8"/>larger = a</text:p>
            <text:p text:style-name="Table_20_Contents"><text:s text:c="4"/>else</text:p>
            <text:p text:style-name="Table_20_Contents"><text:s text:c="8"/>larger = b</text:p>
          </table:table-cell>
          <table:table-cell table:style-name="Table1.C2" office:value-type="string">
            <text:p text:style-name="P1">larger</text:p>
          </table:table-cell>
        </table:table-row>
        <table:table-row>
          <table:table-cell table:style-name="Table1.A2" office:value-type="string">
            <text:p text:style-name="P1">b</text:p>
          </table:table-cell>
          <table:covered-table-cell table:style-name="Table1.A2"/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09:12:11.445733767</meta:creation-date>
    <dc:date>2024-09-06T10:08:33.678300701</dc:date>
    <meta:editing-duration>PT45M55S</meta:editing-duration>
    <meta:editing-cycles>1</meta:editing-cycles>
    <meta:document-statistic meta:table-count="1" meta:image-count="0" meta:object-count="0" meta:page-count="1" meta:paragraph-count="10" meta:word-count="17" meta:character-count="87" meta:non-whitespace-character-count="56"/>
    <meta:generator>LibreOffice/24.2.5.2$Linux_X86_64 LibreOffice_project/420$Build-2</meta:generator>
  </office:meta>
</office:document-meta>
</file>